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 style:list-style-name="WWNum1">
      <style:paragraph-properties fo:margin-left="0.5in" fo:margin-right="0in" fo:line-height="150%" fo:text-indent="-0.25in" style:auto-text-indent="false"/>
      <style:text-properties fo:font-size="12pt" style:font-size-asian="12pt" style:font-size-complex="12pt"/>
    </style:style>
    <style:style style:name="P4" style:family="paragraph" style:parent-style-name="Standard" style:list-style-name="WWNum1">
      <style:paragraph-properties fo:margin-left="1in" fo:margin-right="0in" fo:line-height="150%" fo:text-indent="-0.25in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officeooo:paragraph-rsid="001e7498" style:font-size-asian="12pt" style:font-size-complex="12pt"/>
    </style:style>
    <style:style style:name="T1" style:family="text">
      <style:text-properties officeooo:rsid="001c4b0e"/>
    </style:style>
    <style:style style:name="T2" style:family="text">
      <style:text-properties officeooo:rsid="001e7498"/>
    </style:style>
    <style:style style:name="T3" style:family="text">
      <style:text-properties fo:color="#ffffff" loext:opacity="100%" officeooo:rsid="001e74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logna, data:</text:p>
      <text:p text:style-name="Standard"/>
      <text:p text:style-name="Standard"/>
      <text:p text:style-name="Standard"/>
      <text:p text:style-name="Standard"/>
      <text:p text:style-name="Standard"/>
      <text:p text:style-name="P5">Il/<text:span text:style-name="T2">La</text:span> dott./dott.s<text:span text:style-name="T1">s</text:span>a <text:s text:c="41"/>, matricola <text:s text:c="41"/>, cede al/alla dott./dott.s<text:span text:style-name="T1">s</text:span>a <text:s text:c="40"/>, matricola <text:span text:style-name="T3">ccccccccccccccccccc</text:span>, la custodia di quanto segue:</text:p>
      <text:list text:style-name="WWNum1">
        <text:list-item>
          <text:p text:style-name="P3">writeblocker Tableau inv. numero 1234 del DISI, contenente:</text:p>
          <text:list>
            <text:list-item>
              <text:p text:style-name="P4">trasformatore;</text:p>
            </text:list-item>
            <text:list-item>
              <text:p text:style-name="P4">cavo d’alimentazione;</text:p>
            </text:list-item>
            <text:list-item>
              <text:p text:style-name="P4">cavo dati USB A - USB B 3.0;</text:p>
            </text:list-item>
          </text:list>
        </text:list-item>
        <text:list-item>
          <text:p text:style-name="P3">‘inateck’, adattatore USB 3.0 - SATA dotato di:</text:p>
          <text:list>
            <text:list-item>
              <text:p text:style-name="P4">alimentatore;</text:p>
            </text:list-item>
            <text:list-item>
              <text:p text:style-name="P4">cavo dati USB A - USB micro B 3.0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irma parte cedente <text:s text:c="9"/><text:tab/><text:tab/><text:tab/><text:tab/><text:tab/><text:tab/>Firma parte riceven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date>2023-12-04T17:30:14.015966633</dc:date>
    <meta:editing-duration>PT21M2S</meta:editing-duration>
    <meta:editing-cycles>2</meta:editing-cycles>
    <meta:document-statistic meta:table-count="0" meta:image-count="0" meta:object-count="0" meta:page-count="1" meta:paragraph-count="10" meta:word-count="68" meta:character-count="539" meta:non-whitespace-character-count="351"/>
  </office:meta>
</office:document-meta>
</file>